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f41a" officeooo:paragraph-rsid="000ff41a"/>
    </style:style>
    <style:style style:name="P2" style:family="paragraph" style:parent-style-name="Standard">
      <style:text-properties officeooo:rsid="00107c9f" officeooo:paragraph-rsid="00107c9f"/>
    </style:style>
    <style:style style:name="P3" style:family="paragraph" style:parent-style-name="Standard">
      <style:text-properties officeooo:rsid="0012046a" officeooo:paragraph-rsid="0012046a"/>
    </style:style>
    <style:style style:name="P4" style:family="paragraph" style:parent-style-name="Standard">
      <style:text-properties officeooo:rsid="0012ddbf" officeooo:paragraph-rsid="0012ddbf"/>
    </style:style>
    <style:style style:name="P5" style:family="paragraph" style:parent-style-name="Standard">
      <style:text-properties officeooo:rsid="0015946d" officeooo:paragraph-rsid="0015946d"/>
    </style:style>
    <style:style style:name="P6" style:family="paragraph" style:parent-style-name="Standard">
      <style:text-properties officeooo:rsid="0016fdd4" officeooo:paragraph-rsid="0016fdd4"/>
    </style:style>
    <style:style style:name="T1" style:family="text">
      <style:text-properties fo:font-weight="bold" style:font-weight-asian="bold" style:font-weight-complex="bold"/>
    </style:style>
    <style:style style:name="T2" style:family="text">
      <style:text-properties officeooo:rsid="0012ccac"/>
    </style:style>
    <style:style style:name="T3" style:family="text">
      <style:text-properties officeooo:rsid="001432c7"/>
    </style:style>
    <style:style style:name="T4" style:family="text">
      <style:text-properties officeooo:rsid="00174c6d"/>
    </style:style>
    <style:style style:name="T5" style:family="text">
      <style:text-properties officeooo:rsid="0017a76d"/>
    </style:style>
    <style:style style:name="T6" style:family="text">
      <style:text-properties officeooo:rsid="0018c3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capsulamento</text:span>: si intende con il proteggere attributi e metodi con modificatori di accesso, in modo di esporre solo quello che lo sviluppatore vuole che sia esposto, in modo da creare diversi layer nel codice dove una parte rimane protetta.</text:p>
      <text:p text:style-name="P2">Evita il rischio di modifica di attributi e/o oggetti che devono restare immutati.</text:p>
      <text:p text:style-name="P3"><text:span text:style-name="T1">Attributi privati </text:span>(__attributo): con due underscore l’attributo diventa privato e per accedervi bisogna usar ei metodi getter e setter. È accedibile solo dalla stessa classe.</text:p>
      <text:p text:style-name="P3"><text:span text:style-name="T1">Attributi protetti</text:span> (_attributo): con un underscore viene considerato protetto, l’attributo viene usato solo all’interno della classe e delle sue sottoclassi.</text:p>
      <text:p text:style-name="P3"/>
      <text:p text:style-name="P3"><text:span text:style-name="T1">Metodi getter e setter</text:span>: <text:span text:style-name="T2">sono due funzioni che permettono di “estrarre” gli attributi protetti per poi modificarli.</text:span></text:p>
      <text:p text:style-name="P3"/>
      <text:p text:style-name="P4">Livelli di visibilità: sono concetti importati per gestire l’accesso e la visibilità delle variabili nellle diverse parti del codice. Le classi e metodi non sono protetti allo stesso modo, la classe è una sorta di compartimento stagno.</text:p>
      <text:p text:style-name="P4"><text:span text:style-name="T1">Globale</text:span>: agisce in tutto il codice (variabile), tranne che dentro le classi. È dichiarata fuori da ogni funzione.</text:p>
      <text:p text:style-name="P4"><text:span text:style-name="T1">Locale</text:span>: variabile inclusa in un metodo/funzione e sono accessibili solo all’interno della stessa.</text:p>
      <text:p text:style-name="P4"><text:span text:style-name="T1">Non-locale</text:span>: si riferisce alle funzioni annidate, <text:span text:style-name="T3">dove una variabile deve essere accessibile a più di una funzione ma non globalmente.</text:span></text:p>
      <text:p text:style-name="P4"/>
      <text:p text:style-name="P5">In python non esistono keyword specifiche, ha delle convenzioni che hanno lo stesso effetto anche se non in maniera restrittiva come in altri linguaggi (java e C++).</text:p>
      <text:p text:style-name="P6">L’incapsulamento rimane abbastanza concettuale, soprattutto in attributi e metodi.</text:p>
      <text:p text:style-name="P6"/>
      <text:p text:style-name="P6">@<text:span text:style-name="T1">property</text:span>: serve per definire il getter, cioè il metodo/<text:span text:style-name="T4">funzione</text:span> che permette di leggere il valore di una variabile privata. <text:span text:style-name="T4">(annotazione) </text:span><text:span text:style-name="T5">Trasforma una funzione in un proprietà del getter. </text:span></text:p>
      <text:p text:style-name="P6">@<text:span text:style-name="T1">nome_property.setter</text:span>: <text:span text:style-name="T6">funzione specifica per il setter</text:span></text:p>
      <text:p text:style-name="P6">@<text:span text:style-name="T1">nome_property.getter</text:span>: <text:span text:style-name="T6">funzione specifica per il gett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4T08:58:06.112761000</meta:creation-date>
    <dc:date>2026-04-24T10:08:21.491884400</dc:date>
    <meta:editing-duration>PT1H10M10S</meta:editing-duration>
    <meta:editing-cycles>12</meta:editing-cycles>
    <meta:generator>LibreOffice/25.8.5.2$Windows_X86_64 LibreOffice_project/9c8b85f387cc00a89945a79c9e6239f32e450ac2</meta:generator>
    <meta:document-statistic meta:table-count="0" meta:image-count="0" meta:object-count="0" meta:page-count="1" meta:paragraph-count="14" meta:word-count="278" meta:character-count="1893" meta:non-whitespace-character-count="1628"/>
  </office:meta>
</office:document-meta>
</file>